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>
      <style:text-properties officeooo:paragraph-rsid="000afb53"/>
    </style:style>
    <style:style style:name="P7" style:family="paragraph" style:parent-style-name="Text_20_body">
      <style:text-properties officeooo:paragraph-rsid="0004ca7c"/>
    </style:style>
    <style:style style:name="P8" style:family="paragraph" style:parent-style-name="Text_20_body">
      <style:text-properties officeooo:paragraph-rsid="001271b3"/>
    </style:style>
    <style:style style:name="P9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15" style:family="paragraph" style:parent-style-name="Table_20_Contents">
      <style:text-properties style:font-name="Verdana" fo:font-size="10pt" fo:font-weight="bold"/>
    </style:style>
    <style:style style:name="P16" style:family="paragraph" style:parent-style-name="Heading_20_3">
      <style:text-properties officeooo:paragraph-rsid="0004ca7c"/>
    </style:style>
    <style:style style:name="P17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8" style:family="paragraph" style:parent-style-name="Text_20_body" style:list-style-name="L1">
      <style:text-properties officeooo:paragraph-rsid="00011eaf"/>
    </style:style>
    <style:style style:name="P19" style:family="paragraph" style:parent-style-name="Text_20_body" style:list-style-name="L1">
      <style:text-properties officeooo:paragraph-rsid="00033905"/>
    </style:style>
    <style:style style:name="P20" style:family="paragraph" style:parent-style-name="Text_20_body" style:list-style-name="L2">
      <style:text-properties officeooo:paragraph-rsid="00011eaf"/>
    </style:style>
    <style:style style:name="P21" style:family="paragraph" style:parent-style-name="Text_20_body" style:list-style-name="L2">
      <style:text-properties officeooo:paragraph-rsid="0004ca7c"/>
    </style:style>
    <style:style style:name="P22" style:family="paragraph" style:parent-style-name="Text_20_body" style:list-style-name="L2">
      <style:text-properties officeooo:paragraph-rsid="000c2b5d"/>
    </style:style>
    <style:style style:name="P23" style:family="paragraph" style:parent-style-name="Text_20_body" style:list-style-name="L2">
      <style:text-properties officeooo:paragraph-rsid="000303bb"/>
    </style:style>
    <style:style style:name="P24" style:family="paragraph" style:parent-style-name="Text_20_body" style:list-style-name="L3">
      <style:text-properties officeooo:paragraph-rsid="001271b3"/>
    </style:style>
    <style:style style:name="P25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26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27" style:family="paragraph" style:parent-style-name="Text_20_body" style:list-style-name="L2" style:master-page-name="">
      <loext:graphic-properties draw:fill="none"/>
      <style:paragraph-properties fo:margin-left="1.3cm" fo:margin-right="-1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28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font-size="14pt" fo:language="pt" fo:country="BR" style:text-underline-style="solid" style:text-underline-width="auto" style:text-underline-color="font-color" fo:font-weight="normal" officeooo:rsid="003606c8" style:font-size-asian="14pt" style:font-weight-asian="normal" style:font-size-complex="14pt" style:font-weight-complex="normal"/>
    </style:style>
    <style:style style:name="T36" style:family="text">
      <style:text-properties fo:color="#000000" fo:font-size="14pt" fo:language="pt" fo:country="BR" fo:font-style="italic" style:text-underline-style="none" fo:font-weight="normal" officeooo:rsid="003606c8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2a6099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Verdana" fo:font-size="10pt"/>
    </style:style>
    <style:style style:name="T51" style:family="text">
      <style:text-properties style:font-name="Verdana" fo:font-size="10pt" fo:font-weight="bold"/>
    </style:style>
    <style:style style:name="T52" style:family="text">
      <style:text-properties fo:font-weight="bold"/>
    </style:style>
    <style:style style:name="T53" style:family="text">
      <style:text-properties fo:color="#0000ff" style:font-name="Verdana" fo:font-size="10pt" fo:font-weight="bold"/>
    </style:style>
    <style:style style:name="T54" style:family="text">
      <style:text-properties fo:color="#0000ff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8">XML</text:span></text:span></text:p>
      <text:p text:style-name="Text_20_body"><text:span text:style-name="Emphasis"><text:span text:style-name="T22"/></text:span></text:p>
      <text:p text:style-name="P6"><text:span text:style-name="Emphasis"><text:span text:style-name="T22">A XML – eXtensible Markup Language – é uma linguagem de marcadores </text:span></text:span><text:span text:style-name="Emphasis"><text:span text:style-name="T30">(tags)</text:span></text:span><text:span text:style-name="Emphasis"><text:span text:style-name="T5">.<text:line-break/></text:span></text:span><text:span text:style-name="Emphasis"><text:span text:style-name="T9">Como</text:span></text:span><text:span text:style-name="Emphasis"><text:span text:style-name="T8"> comparação</text:span></text:span><text:span text:style-name="Emphasis"><text:span text:style-name="T22">, a HTML est</text:span></text:span><text:span text:style-name="Emphasis"><text:span text:style-name="T30">á</text:span></text:span><text:span text:style-name="Emphasis"><text:span text:style-name="T22"> relacionada com a apresentação dos dados enquanto que a XML foi desenhada para </text:span></text:span><text:span text:style-name="Emphasis"><text:span text:style-name="T14">descrever dados</text:span></text:span><text:span text:style-name="Emphasis"><text:span text:style-name="T22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30">Essa linguagem foi criada</text:span></text:span><text:span text:style-name="Emphasis"><text:span text:style-name="T23"> para suprir a necessidade de uma padronização da estrutura e forma como os documentos armazenavam suas informações, </text:span></text:span><text:span text:style-name="Emphasis"><text:span text:style-name="T24">de </text:span></text:span><text:span text:style-name="Emphasis"><text:span text:style-name="T26">modo</text:span></text:span><text:span text:style-name="Emphasis"><text:span text:style-name="T24"> que fosse de fácil leitura humana e que permitisse repetições e inclusão de dados sem mudança estrutural.</text:span></text:span></text:p>
      <text:p text:style-name="P9"><text:span text:style-name="Emphasis"><text:span text:style-name="T26">Em outras palavras, </text:span></text:span><text:span text:style-name="Emphasis"><text:span text:style-name="T31">a</text:span></text:span><text:span text:style-name="Emphasis"><text:span text:style-name="T22"> XML é uma linguagem de codificação onde </text:span></text:span><text:span text:style-name="Emphasis"><text:span text:style-name="T31">os </text:span></text:span><text:span text:style-name="Emphasis"><text:span text:style-name="T22">dados são delimitados por metadados</text:span></text:span><text:span text:style-name="Emphasis"><text:span text:style-name="T31"> (dados de dados)</text:span></text:span><text:span text:style-name="Emphasis"><text:span text:style-name="T22">, o que flexibiliza </text:span></text:span><text:span text:style-name="Emphasis"><text:span text:style-name="T21">o armazenamento de informações </text:span></text:span><text:span text:style-name="Emphasis"><text:span text:style-name="T22">de forma estruturada e facilmente legível para pessoas e sistemas</text:span></text:span><text:span text:style-name="Emphasis"><text:span text:style-name="T30"> </text:span></text:span><text:span text:style-name="Emphasis"><text:span text:style-name="T31">e também define</text:span></text:span><text:span text:style-name="Emphasis"><text:span text:style-name="T21"> um conjunto de regras para codificação de </text:span></text:span><text:span text:style-name="Emphasis"><text:span text:style-name="T17">documentos</text:span></text:span><text:span text:style-name="Emphasis"><text:span text:style-name="T21">.</text:span></text:span></text:p>
      <text:p text:style-name="P3"><text:span text:style-name="Emphasis"><text:span text:style-name="T24">O design do XML tem foco na </text:span></text:span><text:span text:style-name="Emphasis"><text:span text:style-name="T13">simplicidade</text:span></text:span><text:span text:style-name="Emphasis"><text:span text:style-name="T24">, generalidade e usabilidade, traz</text:span></text:span><text:span text:style-name="Emphasis"><text:span text:style-name="T25">endo</text:span></text:span><text:span text:style-name="Emphasis"><text:span text:style-name="T24"> uma sintaxe básica que simplifica o </text:span></text:span><text:span text:style-name="Emphasis"><text:span text:style-name="T11">compartilhamento de dados</text:span></text:span><text:span text:style-name="Emphasis"><text:span text:style-name="T24"> entre diferentes computadores e aplicações, sendo usad</text:span></text:span><text:span text:style-name="Emphasis"><text:span text:style-name="T30">a</text:span></text:span><text:span text:style-name="Emphasis"><text:span text:style-name="T24"> para diversos serviços na web.</text:span></text:span></text:p>
      <text:p text:style-name="P4"><text:span text:style-name="Emphasis"><text:span text:style-name="T30">A</text:span></text:span><text:span text:style-name="Emphasis"><text:span text:style-name="T28"> XML é usad</text:span></text:span><text:span text:style-name="Emphasis"><text:span text:style-name="T31">a</text:span></text:span><text:span text:style-name="Emphasis"><text:span text:style-name="T28">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12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3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2937817134" text:style-name="L1">
        <text:list-item>
          <text:p text:style-name="P18"><text:span text:style-name="Emphasis"><text:span text:style-name="T40">Elementos</text:span></text:span><text:span text:style-name="Emphasis"><text:span text:style-name="T4">: </text:span></text:span><text:span text:style-name="Emphasis"><text:span text:style-name="T5">são as tags.</text:span></text:span><text:span text:style-name="Emphasis"><text:span text:style-name="T6"><text:line-break/></text:span></text:span><text:span text:style-name="Emphasis"><text:span text:style-name="T5">Exemplo: &lt;telefone&gt;989322944&lt;/telefone&gt;</text:span></text:span></text:p>
        </text:list-item>
        <text:list-item>
          <text:p text:style-name="P18"><text:span text:style-name="Emphasis"><text:span text:style-name="T40">Atributos</text:span></text:span><text:span text:style-name="Emphasis"><text:span text:style-name="T4">: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25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26"><text:soft-page-break/><text:span text:style-name="Emphasis"><text:span text:style-name="T5">Separar os dados gerais (como telefone e endereço) das informações únicas (como CPF). Por exemplo: &lt;pessoa cpf=”32165498705”&gt;</text:span></text:span><text:span text:style-name="Emphasis"><text:span text:style-name="T10">blahblahblah&lt;pessoa&gt;</text:span></text:span></text:p>
            </text:list-item>
          </text:list>
        </text:list-item>
        <text:list-item>
          <text:p text:style-name="P19"><text:span text:style-name="Emphasis"><text:span text:style-name="T40">Comentários</text:span></text:span><text:span text:style-name="Emphasis"><text:span text:style-name="T4">: </text:span></text:span><text:span text:style-name="Emphasis"><text:span text:style-name="T5">para facilitar a compreensão humana, delimitados assim como no HTML:<text:tab/> </text:span></text:span><text:span text:style-name="Emphasis"><text:span text:style-name="T38">&lt;!-- comentário --</text:span></text:span><text:span text:style-name="Emphasis"><text:span text:style-name="T39">&gt;</text:span></text:span><text:span text:style-name="Emphasis"><text:span text:style-name="T37"><text:line-break/></text:span></text:span></text:p>
        </text:list-item>
      </text:list>
      <text:p text:style-name="P2"><text:span text:style-name="Emphasis"><text:span text:style-name="T41">Regras</text:span></text:span><text:span text:style-name="Emphasis"><text:span text:style-name="T43">:</text:span></text:span></text:p>
      <text:list xml:id="list1639532133" text:style-name="L2">
        <text:list-item>
          <text:p text:style-name="P20"><text:span text:style-name="Emphasis"><text:span text:style-name="T24">Cada informação deve estar dentro de um contêiner / tag / nó / </text:span></text:span><text:span text:style-name="Emphasis"><text:span text:style-name="T30">elemento</text:span></text:span></text:p>
        </text:list-item>
        <text:list-item>
          <text:p text:style-name="P20"><text:span text:style-name="Emphasis"><text:span text:style-name="T24">Os dados devem obedecer </text:span></text:span><text:span text:style-name="Emphasis"><text:span text:style-name="T32">a</text:span></text:span><text:span text:style-name="Emphasis"><text:span text:style-name="T24"> uma hierarquia </text:span></text:span><text:span text:style-name="Emphasis"><text:span text:style-name="T27">estruturada</text:span></text:span><text:span text:style-name="Emphasis"><text:span text:style-name="T24">;</text:span></text:span></text:p>
        </text:list-item>
        <text:list-item>
          <text:p text:style-name="P21"><text:span text:style-name="Emphasis"><text:span text:style-name="T28">A DTD – Definição de Tipo de Documento (ou </text:span></text:span><text:span text:style-name="Emphasis"><text:span text:style-name="T16">esquema</text:span></text:span><text:span text:style-name="Emphasis"><text:span text:style-name="T28">) </text:span></text:span><text:span text:style-name="Emphasis"><text:span text:style-name="T16">define a estrutura</text:span></text:span><text:span text:style-name="Emphasis"><text:span text:style-name="T28"> do documento XML, especificando quais são os elementos e atributos permitidos no documento. </text:span></text:span><text:span text:style-name="Emphasis"><text:span text:style-name="T32">Podendo</text:span></text:span><text:span text:style-name="Emphasis"><text:span text:style-name="T28"> ser declarada dentro de um XML ou num arquivo à parte;</text:span></text:span></text:p>
        </text:list-item>
        <text:list-item>
          <text:p text:style-name="P22"><text:span text:style-name="Emphasis"><text:span text:style-name="T32">A</text:span></text:span><text:span text:style-name="Emphasis"><text:span text:style-name="T24"> declaração XML </text:span></text:span><text:span text:style-name="Emphasis"><text:span text:style-name="T29">deve ser a </text:span></text:span><text:span text:style-name="Emphasis"><text:span text:style-name="T24">primeira linha do documento pois define a versão do documento. </text:span></text:span><text:span text:style-name="Emphasis"><text:span text:style-name="T32">Exemplo:<text:tab/><text:tab/></text:span></text:span><text:span text:style-name="Emphasis"><text:span text:style-name="T42">&lt;? Xml version = “1.0” encoding = “utf-8”?&gt;</text:span></text:span></text:p>
        </text:list-item>
        <text:list-item>
          <text:p text:style-name="P27"><text:span text:style-name="Emphasis"><text:span text:style-name="T26">A declaração deve vir na primeira linha, antes de qualquer coisa, inclusive comentários;</text:span></text:span></text:p>
        </text:list-item>
        <text:list-item>
          <text:p text:style-name="P28"><text:span text:style-name="Emphasis"><text:span text:style-name="T26">As tags são CaseSensitive</text:span></text:span><text:span text:style-name="Emphasis"><text:span text:style-name="T24">, </text:span></text:span><text:span text:style-name="Emphasis"><text:span text:style-name="T25">ou seja, faz</text:span></text:span><text:span text:style-name="Emphasis"><text:span text:style-name="T24"> distinção entre letras maiúsculas e minúsculas;</text:span></text:span></text:p>
        </text:list-item>
        <text:list-item>
          <text:p text:style-name="P23"><text:span text:style-name="Emphasis"><text:span text:style-name="T26">As tags</text:span></text:span><text:span text:style-name="Emphasis"><text:span text:style-name="T32">(elementos)</text:span></text:span><text:span text:style-name="Emphasis"><text:span text:style-name="T26"> podem conter todos os caracteres alfanuméricos (inclusive acentos) mas as únicas marcas de pontuação são o hífen, underline ou ponto;</text:span></text:span></text:p>
        </text:list-item>
        <text:list-item>
          <text:p text:style-name="P23"><text:span text:style-name="Emphasis"><text:span text:style-name="T24">As tags devem s</text:span></text:span><text:span text:style-name="Emphasis"><text:span text:style-name="T26">er ini</text:span></text:span><text:span text:style-name="Emphasis"><text:span text:style-name="T24">c</text:span></text:span><text:span text:style-name="Emphasis"><text:span text:style-name="T26">iadas com letra ou underline;</text:span></text:span></text:p>
        </text:list-item>
        <text:list-item>
          <text:p text:style-name="P23"><text:span text:style-name="Emphasis"><text:span text:style-name="T32">A</text:span></text:span><text:span text:style-name="Emphasis"><text:span text:style-name="T24">s tags(eleme</text:span></text:span><text:span text:style-name="Emphasis"><text:span text:style-name="T26">ntos) </text:span></text:span><text:span text:style-name="Emphasis"><text:span text:style-name="T15">não podem conter espaços</text:span></text:span><text:span text:style-name="Emphasis"><text:span text:style-name="T26"> em branco;</text:span></text:span></text:p>
        </text:list-item>
        <text:list-item>
          <text:p text:style-name="P23"><text:span text:style-name="Emphasis"><text:span text:style-name="T24">Cada eleme</text:span></text:span><text:span text:style-name="Emphasis"><text:span text:style-name="T26">nto deve, </text:span></text:span><text:span text:style-name="Emphasis"><text:span text:style-name="T13">obrigatoriamente</text:span></text:span><text:span text:style-name="Emphasis"><text:span text:style-name="T4">,</text:span></text:span><text:span text:style-name="Emphasis"><text:span text:style-name="T26"> ter sua tag de fechamento;</text:span></text:span></text:p>
        </text:list-item>
        <text:list-item>
          <text:p text:style-name="P23"><text:span text:style-name="Emphasis"><text:span text:style-name="T26">Deve existir apenas um elemento raiz (root), que não se repete e tem os demais elementos aninhados e descendentes a ele em hierarquia, </text:span></text:span><text:span text:style-name="Emphasis"><text:span text:style-name="T27">portanto, sendo a primeira e última tag do documento;</text:span></text:span></text:p>
        </text:list-item>
        <text:list-item>
          <text:p text:style-name="P23"><text:span text:style-name="Emphasis"><text:span text:style-name="T26">O valor do atributo deve ser delimitado por aspas. Exemplo: <text:line-break/>&lt;Funcionário contratação=”02/03/2008”&gt;</text:span></text:span></text:p>
        </text:list-item>
        <text:list-item>
          <text:p text:style-name="P23"><text:span text:style-name="Emphasis"><text:span text:style-name="T24">O doc</text:span></text:span><text:span text:style-name="Emphasis"><text:span text:style-name="T26">umento deve ser bem formado, ou seja, não permite nenhum erro no código; </text:span></text:span><text:span text:style-name="Emphasis"><text:span text:style-name="T25">(diferente do </text:span></text:span><text:span text:style-name="Emphasis"><text:span text:style-name="T24">HTML, </text:span></text:span><text:span text:style-name="Emphasis"><text:span text:style-name="T25">onde</text:span></text:span><text:span text:style-name="Emphasis"><text:span text:style-name="T24"> pequenos erros podem ser negligenciados</text:span></text:span><text:span text:style-name="Emphasis"><text:span text:style-name="T25">)</text:span></text:span></text:p>
        </text:list-item>
      </text:list>
      <text:p text:style-name="P3"><text:span text:style-name="Emphasis"><text:span text:style-name="T25"/></text:span></text:p>
      <text:p text:style-name="P3"><text:span text:style-name="Emphasis"><text:span text:style-name="T25"/></text:span></text:p>
      <text:p text:style-name="P8"><text:soft-page-break/><text:span text:style-name="Emphasis"><text:span text:style-name="T25">conceitos da linguagem XML:</text:span></text:span></text:p>
      <text:list xml:id="list379546000" text:style-name="L3">
        <text:list-item>
          <text:p text:style-name="P24"><text:span text:style-name="Emphasis"><text:span text:style-name="T25">árvore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4"><text:span text:style-name="Emphasis"><text:span text:style-name="T25">elemento: é cada um dos componentes de um documento. Deve ser delimitado com tags de início e fim, e possuir um conteúdo. o nomes: os nomes das tags são livres, portanto, não existem nomes prédefinidos. Cada elemento deve possuir um nome.</text:span></text:span></text:p>
        </text:list-item>
        <text:list-item>
          <text:p text:style-name="P24"><text:span text:style-name="Emphasis"><text:span text:style-name="T25">tags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24"><text:span text:style-name="Emphasis"><text:span text:style-name="T25">conteúdo de um elemento: é a porção de dados delimitados peças marcações de início e fim. Porém, há uma exceção para elementos vazios, que pode ser fechado com a própria tag de abertura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24"><text:span text:style-name="Emphasis"><text:span text:style-name="T25">atributos: são dados adicionais que podem ser atribuídos a um determinado elemento. São fornecidos na forma de pares: nome e valor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4"><text:span text:style-name="Emphasis"><text:span text:style-name="T25">primeira linha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4"><text:span text:style-name="Emphasis"><text:span text:style-name="T25">comentários: o que estiver inserido entre os marcadores “” são considerados comentários, e serão ignorados pelo processador XML. o outros elementos: há ainda outros elementos, como seções CDATA. </text:span></text:span></text:p>
        </text:list-item>
      </text:list>
      <text:p text:style-name="P8"><text:span text:style-name="Emphasis"><text:span text:style-name="T25"/></text:span></text:p>
      <text:p text:style-name="P8"><text:span text:style-name="Emphasis"><text:span text:style-name="T25"/></text:span></text:p>
      <text:h text:style-name="P16" text:outline-level="3"><text:soft-page-break/><text:span text:style-name="Emphasis"><text:span text:style-name="T19">Nota:</text:span></text:span></text:h>
      <text:p text:style-name="P7"><text:span text:style-name="Emphasis"><text:span text:style-name="T47">DTD</text:span></text:span><text:span text:style-name="Emphasis"><text:span text:style-name="T45"> é um documento (esquema) que validará um documento XML. A</text:span></text:span><text:span text:style-name="Emphasis"><text:span text:style-name="T44">s DTDs são opcionais e os dados enviados com um</text:span></text:span><text:span text:style-name="Emphasis"><text:span text:style-name="T45">a</text:span></text:span><text:span text:style-name="Emphasis"><text:span text:style-name="T44"> DTD são conhecidos como dados XML </text:span></text:span><text:span text:style-name="Emphasis"><text:span text:style-name="T46">válidos</text:span></text:span><text:span text:style-name="Emphasis"><text:span text:style-name="T44">.</text:span></text:span><text:span text:style-name="Emphasis"><text:span text:style-name="T19"> </text:span></text:span><text:span text:style-name="Emphasis"><text:span text:style-name="T33">Ou seja,</text:span></text:span><text:span text:style-name="Emphasis"><text:span text:style-name="T20"> </text:span></text:span><text:span text:style-name="Emphasis"><text:span text:style-name="T28">XML </text:span></text:span><text:span text:style-name="Emphasis"><text:span text:style-name="T16">bem formado</text:span></text:span><text:span text:style-name="Emphasis"><text:span text:style-name="T28"> não necessariamente precisa ter DTD. Já um XML </text:span></text:span><text:span text:style-name="Emphasis"><text:span text:style-name="T16">válido</text:span></text:span><text:span text:style-name="Emphasis"><text:span text:style-name="T28"> obrigatoriamente precisa ter DTD.</text:span></text:span></text:p>
      <text:p text:style-name="P7"><text:span text:style-name="Emphasis"><text:span text:style-name="T48">A estrutura básica da DTD é a seguinte :</text:span></text:span></text:p>
      <text:p text:style-name="P17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Composta por declarações</text:p>
          </table:table-cell>
          <table:table-cell table:style-name="Tabela1.A1" office:value-type="string">
            <text:p text:style-name="P15">&lt;! ........&gt;</text:p>
          </table:table-cell>
        </table:table-row>
        <table:table-row>
          <table:table-cell table:style-name="Tabela1.A1" office:value-type="string">
            <text:p text:style-name="P15">Definição de elemento</text:p>
          </table:table-cell>
          <table:table-cell table:style-name="Tabela1.A1" office:value-type="string">
            <text:p text:style-name="P15">&lt;!ELEMENT ...&gt;</text:p>
          </table:table-cell>
        </table:table-row>
        <table:table-row>
          <table:table-cell table:style-name="Tabela1.A1" office:value-type="string">
            <text:p text:style-name="P15">Definição de atributos</text:p>
          </table:table-cell>
          <table:table-cell table:style-name="Tabela1.A1" office:value-type="string">
            <text:p text:style-name="P15">&lt;!ATTLIST .. .&gt;</text:p>
          </table:table-cell>
        </table:table-row>
        <table:table-row>
          <table:table-cell table:style-name="Tabela1.A1" office:value-type="string">
            <text:p text:style-name="P15">Definição de entidades</text:p>
          </table:table-cell>
          <table:table-cell table:style-name="Tabela1.A1" office:value-type="string">
            <text:p text:style-name="P15">&lt;!ENTITY .... &gt;</text:p>
          </table:table-cell>
        </table:table-row>
        <table:table-row>
          <table:table-cell table:style-name="Tabela1.A1" office:value-type="string">
            <text:p text:style-name="P15">Definição de novos tipos</text:p>
          </table:table-cell>
          <table:table-cell table:style-name="Tabela1.A1" office:value-type="string">
            <text:p text:style-name="P15">&lt;!NOTATION ...&gt;</text:p>
          </table:table-cell>
        </table:table-row>
      </table:table>
      <text:p text:style-name="P7"><text:span text:style-name="Emphasis"><text:span text:style-name="T28"/></text:span></text:p>
      <text:p text:style-name="P7"><text:span text:style-name="Emphasis"><text:span text:style-name="T48">Podemos também realizar um controle de quantidade para os elementos usando os símbolos </text:span></text:span><text:span text:style-name="Emphasis"><text:span text:style-name="T49">"?" , "+" ou "*"</text:span></text:span><text:span text:style-name="Emphasis"><text:span text:style-name="T48">; dependendo do caso podemos ter:</text:span></text:span></text:p>
      <text:p text:style-name="P10">1- Elemento opcional sem repetição : "?"</text:p>
      <text:p text:style-name="P12"><text:span text:style-name="T50">Ex: </text:span><text:span text:style-name="T53">&lt;!ELEMENT autor (nome ,</text:span><text:span text:style-name="T52"> </text:span><text:span text:style-name="T51">sobrenome?</text:span><text:span text:style-name="T53">)&gt;  </text:span></text:p>
      <text:p text:style-name="P10">2- Elemento requerido e com repetição: "+"</text:p>
      <text:p text:style-name="P12"><text:span text:style-name="T50">Ex: </text:span><text:span text:style-name="T53">&lt;!ELEMENT autor (nome+)&gt;  </text:span></text:p>
      <text:p text:style-name="P10">3- Elemento opcional e com repetição: "*"</text:p>
      <text:p text:style-name="P12"><text:span text:style-name="T50">Ex: </text:span><text:span text:style-name="T53">&lt;!ELEMENT teste (a*)&gt;  </text:span></text:p>
      <text:p text:style-name="P13">Nota: para um tipo de dados texto usamos a notação CDATA.</text:p>
      <text:p text:style-name="P11">Declarando atributos:</text:p>
      <text:p text:style-name="P10">1- Atributos que devem estar presentes cada vez que o elemento é usado deve usar a palavra reservada <text:span text:style-name="T52">#REQUIRED</text:span></text:p>
      <text:p text:style-name="P14">Ex: &lt;!ATTLIST autor codigo CDATA #REQUIRED&gt;</text:p>
      <text:p text:style-name="P10">2- Atributos que podem estar ausentes cada vez que o elemento é usado deve usar a palavra reservada <text:span text:style-name="T52">#IMPLIED</text:span></text:p>
      <text:p text:style-name="P14">Ex: &lt;!ATTLIST autor email CDATA #IMPLIED&gt;</text:p>
      <text:p text:style-name="P10">3- Se o atributo possuir valores padrão usamos:</text:p>
      <text:p text:style-name="P10">Ex: <text:span text:style-name="T54">&lt;!ATTLIST autor sexo ( F| M) "F" &gt;</text:span><text:line-break/>     <text:span text:style-name="T54">&lt;!ATTLIST autor sexo  CDATA "F"&gt;</text:span></text:p>
      <text:p text:style-name="P7"><text:span text:style-name="Emphasis"><text:span text:style-name="T28"/></text:span></text:p>
      <text:p text:style-name="P7"><text:soft-page-break/><text:span text:style-name="Emphasis"><text:span text:style-name="T28"/></text:span></text:p>
      <text:h text:style-name="Heading_20_3" text:outline-level="3"><text:span text:style-name="Emphasis"><text:span text:style-name="T28">XSLT é usado para transformar documentos XML em outros formatos, como xHTML</text:span></text:span></text:h>
      <text:p text:style-name="Text_20_body"><text:span text:style-name="Emphasis"><text:span text:style-name="T28"/></text:span></text:p>
      <text:p text:style-name="Text_20_body"><text:span text:style-name="Emphasis"><text:span text:style-name="T28">Ler documentação XML na W3C</text:span></text:span></text:p>
      <text:p text:style-name="Text_20_body"><text:span text:style-name="Emphasis"><text:span text:style-name="T34">Mais conteúdo no link: </text:span></text:span><text:span text:style-name="Emphasis"><text:span text:style-name="T28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1T14:45:57.676000000</dc:date>
    <meta:editing-duration>PT1H19M58S</meta:editing-duration>
    <meta:editing-cycles>12</meta:editing-cycles>
    <meta:document-statistic meta:table-count="1" meta:image-count="0" meta:object-count="0" meta:page-count="5" meta:paragraph-count="66" meta:word-count="1123" meta:character-count="6959" meta:non-whitespace-character-count="5908"/>
  </office:meta>
</office:document-meta>
</file>